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4" style:family="paragraph">
      <style:text-properties fo:font-size="12pt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2.447cm" svg:x="1.588cm" svg:y="3.064cm">
          <text:list text:style-name="L1">
            <text:list-header>
              <text:p text:style-name="P1"><text:span text:style-name="T1">1. Dziś stoimy tu u Twych stóp</text:span></text:p>
            </text:list-header>
            <text:list-item>
              <text:p text:style-name="P1"><text:span text:style-name="T1">To Twój duch jednoczy serca w nas</text:span></text:p>
            </text:list-item>
            <text:list-item>
              <text:p text:style-name="P1"><text:span text:style-name="T1">Życie nasze to Twój dar</text:span></text:p>
            </text:list-item>
            <text:list-item>
              <text:p text:style-name="P1"><text:span text:style-name="T1">A Ty, nasz Bóg nas kochasz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Płonie w nas nadziei Twej żar.</text:span></text:p>
            </text:list-item>
            <text:list-item>
              <text:p text:style-name="P1"><text:span text:style-name="T1">Światłem naszych dni i marzeń jest.</text:span></text:p>
            </text:list-item>
            <text:list-item>
              <text:p text:style-name="P1"><text:span text:style-name="T1">Uczysz ciągle nas jak żyć,</text:span></text:p>
            </text:list-item>
            <text:list-item>
              <text:p text:style-name="P1"><text:span text:style-name="T1">Jak trwać, jak Ty świat kochać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3" draw:layer="layout" svg:width="23.217cm" svg:height="13.801cm" svg:x="1.588cm" svg:y="2.064cm">
          <text:list text:style-name="L1">
            <text:list-header>
              <text:p text:style-name="P1"><text:span text:style-name="T1">Ref.: </text:span></text:p>
            </text:list-header>
            <text:list-item>
              <text:p text:style-name="P1"><text:span text:style-name="T1">Pośród krętych w życiu dróg idziesz z nami,</text:span></text:p>
            </text:list-item>
            <text:list-item>
              <text:p text:style-name="P1"><text:span text:style-name="T1">To Twój obłok wciąż wiedzie nas.</text:span></text:p>
            </text:list-item>
            <text:list-item>
              <text:p text:style-name="P1"><text:span text:style-name="T1">Połączeni Tobą jak twe ramiona,</text:span></text:p>
            </text:list-item>
            <text:list-item>
              <text:p text:style-name="P1"><text:span text:style-name="T1">Przygarniemy dziś cały świat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Jeśli sił zabraknie nam, Ty jak Ojciec,</text:span></text:p>
            </text:list-item>
            <text:list-item>
              <text:p text:style-name="P1"><text:span text:style-name="T1">Zagubionym znów radość dasz.</text:span></text:p>
            </text:list-item>
            <text:list-item>
              <text:p text:style-name="P1"><text:span text:style-name="T1">Zwiastujemy dzisiaj Twój pokój, miłość,</text:span></text:p>
            </text:list-item>
            <text:list-item>
              <text:p text:style-name="P1"><text:span text:style-name="T1">świat spragniony jest Twoich słów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 presentation:use-date-time-name="dtd1">
        <draw:custom-shape draw:style-name="gr4" draw:text-style-name="P3" draw:layer="layout" svg:width="23.217cm" svg:height="12.447cm" svg:x="1.588cm" svg:y="3.064cm">
          <text:list text:style-name="L1">
            <text:list-header>
              <text:p text:style-name="P1"><text:span text:style-name="T1">2. Przyozdabiasz nas w prawdy blask,</text:span></text:p>
            </text:list-header>
            <text:list-item>
              <text:p text:style-name="P1"><text:span text:style-name="T1">Karmisz słońcem - ciepłem oczu Twych,</text:span></text:p>
            </text:list-item>
            <text:list-item>
              <text:p text:style-name="P1"><text:span text:style-name="T1">Walczysz, nie ustajesz w nas,</text:span></text:p>
            </text:list-item>
            <text:list-item>
              <text:p text:style-name="P1"><text:span text:style-name="T1">jak błysk, by świat mógł kochać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Przyjacielem wiernym jesteś nam,</text:span></text:p>
            </text:list-item>
            <text:list-item>
              <text:p text:style-name="P1"><text:span text:style-name="T1">Nie chcesz widzieć wciąż ludzkości wad,</text:span></text:p>
            </text:list-item>
            <text:list-item>
              <text:p text:style-name="P1"><text:span text:style-name="T1">Ktoś daleko jest lecz Ty,</text:span></text:p>
            </text:list-item>
            <text:list-item>
              <text:p text:style-name="P1"><text:span text:style-name="T1">Nasz Bóg już wiesz i kochasz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1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date>2015-01-09T14:16:15</dc:date>
    <meta:editing-cycles>48</meta:editing-cycles>
    <meta:editing-duration>PT6H14M11S</meta:editing-duration>
    <meta:generator>OpenOffice/4.1.1$Win32 OpenOffice.org_project/411m6$Build-9775</meta:generator>
    <dc:creator>Roman Tsiselskyyy</dc:creator>
    <meta:document-statistic meta:object-count="27"/>
  </office:meta>
</office:document-meta>
</file>